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/>
    <style:font-face style:name="AR PL SungtiL GB" svg:font-family="AR PL SungtiL GB" style:font-family-generic="system" style:font-pitch="variable"/>
    <style:font-face style:name="Lohit Devanagari" svg:font-family="Lohit Devanagari" style:font-family-generic="system" style:font-pitch="variable"/>
    <style:font-face style:name="Segoe UI" svg:font-family="Segoe UI" style:font-family-generic="swiss" style:font-pitch="variable" svg:panose-1="2 11 5 2 4 2 4 2 2 3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T5" style:parent-style-name="DefaultParagraphFon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6" style:parent-style-name="Standard" style:family="paragraph">
      <style:paragraph-properties fo:text-align="justify"/>
    </style:style>
    <style:style style:name="T7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8" style:parent-style-name="DefaultParagraphFont" style:family="text">
      <style:text-properties style:font-name="Times New Roman" style:font-name-complex="Times New Roman" style:text-position="super 66.6%" fo:font-size="12pt" style:font-size-asian="12pt" style:font-size-complex="12pt"/>
    </style:style>
    <style:style style:name="T9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0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1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2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13" style:parent-style-name="Standard" style:family="paragraph">
      <style:paragraph-properties fo:text-align="justify"/>
    </style:style>
    <style:style style:name="T14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5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6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7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8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9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20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21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22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23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24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25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26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27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28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29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30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31" style:parent-style-name="Standard" style:family="paragraph">
      <style:paragraph-properties fo:text-align="justify"/>
    </style:style>
    <style:style style:name="T32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33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34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35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36" style:parent-style-name="Standard" style:family="paragraph">
      <style:paragraph-properties fo:text-align="justify"/>
    </style:style>
    <style:style style:name="T37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38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39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40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41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42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43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44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45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46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47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48" style:parent-style-name="Standard" style:family="paragraph">
      <style:paragraph-properties fo:text-align="justify"/>
    </style:style>
    <style:style style:name="T49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50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51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52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53" style:parent-style-name="DefaultParagraphFont" style:family="text">
      <style:text-properties style:font-name="Times New Roman" style:font-name-complex="Times New Roman" fo:font-size="12pt" style:font-size-asian="12pt" style:font-size-complex="12pt"/>
    </style:style>
  </office:automatic-styles>
  <office:body>
    <office:text text:use-soft-page-breaks="true">
      <text:p text:style-name="P1"><text:bookmark-start text:name="_Hlk62708529"/><text:span text:style-name="T5">Statement of Contributions to Diversity</text:span></text:p>
      <text:p text:style-name="P6"><text:span text:style-name="T7">Born as a second-generation refugee in U.A.E., and then as a Muslim moving to the U.S. at the age of twelve just before September 11</text:span><text:span text:style-name="T8">th</text:span><text:span text:style-name="T9">, followed</text:span><text:span text:style-name="T10"><text:s/>by moving to Canada as a political refugee at the age of thirteen has shaped my worldview in profound ways. I understand and appreciate the struggle of relocating and learning a new language, a struggle for a significant percentage of international studen</text:span><text:span text:style-name="T11">ts. The appreciation of diversity in Canada enabled me to thrive and avail the many opportunities I received to pursue higher studies and research. My academic pursuits and social interactions have taught me the importance of facilitating the journeys of m</text:span><text:span text:style-name="T12">arginalized and racialized groups, particularly in higher education. In addition, I recognize that other’s struggles can be vastly different from my own.</text:span></text:p>
      <text:p text:style-name="P13"><text:span text:style-name="T14">Compared to the dominant 'countries of origin' projection of the</text:span><text:span text:style-name="T15"><text:s/>Institute of Physics</text:span><text:span text:style-name="T16"><text:s/></text:span><text:span text:style-name="T17">(</text:span><text:span text:style-name="T18">IoP</text:span><text:span text:style-name="T19">)</text:span><text:span text:style-name="T20"><text:s/>staff, middle Eastern is not comm</text:span><text:span text:style-name="T21">on among the faculty at the University of Amsterdam (UofA). The<text:s/></text:span><text:span text:style-name="T22">aims</text:span><text:span text:style-name="T23"><text:s/>to</text:span><text:span text:style-name="T24">wards<text:s/></text:span><text:span text:style-name="T25">diversity and inclusion as advertised on the UofA website resonates with<text:s/></text:span><text:span text:style-name="T26">my own.</text:span><text:span text:style-name="T27"><text:s/>My experience in Canada has helped me recognize the value of brin</text:span><text:span text:style-name="T28">ging multiple perspectives together to draw the best out of them. In my classrooms and research group I aim to emulate these values. I look forward to hosting students and collaborate with researchers and peers from diverse backgrounds, including race, gen</text:span><text:span text:style-name="T29">der, age, physical disabilities, sexual orientation, and socioeconomic status. Furthermore, I will maintain collaborations and academic exchanges with groups in Japan, Europe, and North America, which will help my students engage with world-class research<text:s/></text:span><text:span text:style-name="T30">while being exposed to other cultures.</text:span></text:p>
      <text:p text:style-name="P31"><text:span text:style-name="T32">Having lived, studied, and worked in various countries with diverse socio-political and cultural norms, I am fully convinced that equity and inclusiveness allow creativity to flourish, and it also leads to social cohe</text:span><text:span text:style-name="T33">sion in diverse societies. Ultimately, this builds of a society where knowledge generation open our minds and hearts to the challenges facing societies and individuals. I am also acutely aware of the challenges that the absence of these values can cause. D</text:span><text:span text:style-name="T34">iscrimination in the pursuit of education and research alienates racialized and marginalized groups and impoverishes society as a whole. Discriminatory practices hollows the value of education and research from within and inevitably leaves its entire commu</text:span><text:span text:style-name="T35">nity vulnerable and lacking sustainability.</text:span></text:p>
      <text:p text:style-name="P36"><text:span text:style-name="T37">I enjoyed working with people having different training and expertise backgrounds, and engaging with students from different cultures around the globe. Recently, I have been working with students coming through t</text:span><text:span text:style-name="T38">he Quantum Pathways program at UBC, which gives undergraduate students from minority groups the opportunity to do research at our institute. This has been a great reminder of the duty we all share in supporting the next generation of researchers. I met wit</text:span><text:span text:style-name="T39">h the students on a weekly basis for about an hour teaching them ideas about crystallographic symmetry and X-ray diffraction. By nurturing a diverse body of academics at each institute, we can help young students overcome the mental barriers for engaging w</text:span><text:span text:style-name="T40">ith an academic career. My former Quantum Pathways student is now pursuing a PhD in the US. Beyond mentoring many students that crossed my academic path, I reached out to Musli</text:span><text:span text:style-name="T41">ms Achieving Excellence program in Canada.</text:span><text:span text:style-name="T42"><text:s/></text:span><text:span text:style-name="T43">This program</text:span><text:span text:style-name="T44"><text:s/>gave me the opportunity to mentor<text:s/></text:span><text:span text:style-name="T45">undergraduate students</text:span><text:span text:style-name="T46">, mostly from ethnic minority groups,</text:span><text:span text:style-name="T47"><text:s/>interested in STEM. I hope to collaborate with existing diversity programs at UofA.</text:span></text:p>
      <text:p text:style-name="P48"><text:span text:style-name="T49">I have been fortunate in my academic growth in that I have not been made to feel that I received any special treatment from anyone along th</text:span><text:span text:style-name="T50">e way, but rather made to feel that I belong in academia. I am also cognizant of the fact that many members of disenfranchised groups around the world do not have such opportunities. This gives me a strong sense of duty to repay the global society for the<text:s/></text:span><text:span text:style-name="T51">opportunities I have received throughout my life. My individual success also belongs to those who helped me along the way and those who will help me going forward. I aim to provide the same opportunities to those who will cross my path, enter my classes, c</text:span><text:span text:style-name="T52">onduct research with me, and colleagues and staff who share the workplace with me at UofA. <text:s/>As a prospective faculty member at UofA, I feel strongly about nurturing students from varied backgrounds, sharpen their research skills, and build up their confide</text:span><text:span text:style-name="T53">nce to help them achieve their goals in research and beyond.</text:span><text:bookmark-end text:name="_Hlk62708529"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/>
    <style:font-face style:name="AR PL SungtiL GB" svg:font-family="AR PL SungtiL GB" style:font-family-generic="system" style:font-pitch="variable"/>
    <style:font-face style:name="Lohit Devanagari" svg:font-family="Lohit Devanagari" style:font-family-generic="system" style:font-pitch="variable"/>
    <style:font-face style:name="Segoe UI" svg:font-family="Segoe UI" style:font-family-generic="swiss" style:font-pitch="variable" svg:panose-1="2 11 5 2 4 2 4 2 2 3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CA" style:language-asian="ja" style:country-asian="JP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margin-bottom="0.1111in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AR PL SungtiL GB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style:font-name-complex="Lohit Devanagari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BalloonText" style:display-name="Balloon Text" style:family="paragraph" style:parent-style-name="Standard">
      <style:paragraph-properties fo:margin-bottom="0in"/>
      <style:text-properties style:font-name="Segoe UI" style:font-name-asian="Segoe UI" style:font-name-complex="Segoe UI" fo:font-size="9pt" style:font-size-asian="9pt" style:font-size-complex="9pt" fo:hyphenate="false"/>
    </style:style>
    <style:style style:name="Header" style:display-name="Header" style:family="paragraph" style:parent-style-name="Standard">
      <style:paragraph-properties fo:margin-bottom="0in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 fo:margin-bottom="0in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CommentText" style:display-name="Comment Text" style:family="paragraph" style:parent-style-name="Standard">
      <style:text-properties fo:font-size="10pt" style:font-size-asian="10pt" style:font-size-complex="10pt" fo:hyphenate="false"/>
    </style:style>
    <style:style style:name="CommentSubject" style:display-name="Comment Subject" style:family="paragraph" style:parent-style-name="CommentText">
      <style:text-properties fo:font-weight="bold" style:font-weight-asian="bold" style:font-weight-complex="bold" fo:hyphenate="false"/>
    </style:style>
    <style:style style:name="BalloonTextChar" style:display-name="Balloon Text Char" style:family="text" style:parent-style-name="DefaultParagraphFont">
      <style:text-properties style:font-name="Segoe UI" style:font-name-asian="Segoe UI" style:font-name-complex="Segoe UI" fo:font-size="9pt" style:font-size-asian="9pt" style:font-size-complex="9pt"/>
    </style:style>
    <style:style style:name="HeaderChar" style:display-name="Header Char" style:family="text" style:parent-style-name="DefaultParagraphFont"/>
    <style:style style:name="FooterChar" style:display-name="Footer Char" style:family="text" style:parent-style-name="DefaultParagraphFont"/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TextChar" style:display-name="Comment Text Char" style:family="text" style:parent-style-name="DefaultParagraphFont">
      <style:text-properties fo:font-size="10pt" style:font-size-asian="10pt" style:font-size-complex="10pt"/>
    </style:style>
    <style:style style:name="CommentSubjectChar" style:display-name="Comment Subject Char" style:family="text" style:parent-style-name="CommentTextChar">
      <style:text-properties fo:font-weight="bold" style:font-weight-asian="bold" style:font-weight-complex="bold" fo:font-size="10pt" style:font-size-asian="10pt" style:font-size-complex="10pt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4902in" fo:margin-left="0.7in" fo:margin-bottom="0.5in" fo:margin-right="0.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097in"/>
      </style:header-style>
      <style:footer-style>
        <style:header-footer-properties style:dynamic-spacing="true" fo:min-height="0.2in"/>
      </style:footer-style>
    </style:page-layout>
    <style:style style:name="T2" style:parent-style-name="DefaultParagraphFont" style:family="text">
      <style:text-properties fo:language="en" fo:country="US"/>
    </style:style>
    <style:style style:name="T3" style:parent-style-name="DefaultParagraphFont" style:family="text">
      <style:text-properties fo:language="en" fo:country="US"/>
    </style:style>
    <style:style style:name="T4" style:parent-style-name="DefaultParagraphFont" style:family="text">
      <style:text-properties fo:language="en" fo:country="US"/>
    </style:style>
  </office:automatic-styles>
  <office:master-styles>
    <style:master-page style:name="MP0" style:page-layout-name="PL0">
      <style:header>
        <text:p text:style-name="Header"><text:span text:style-name="T2">Mohamed Oudah</text:span><text:span text:style-name="T3"><text:tab/></text:span><text:span text:style-name="T4"><text:tab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Oudah, Mohamed</meta:initial-creator>
    <dc:creator>Oudah, Mohamed</dc:creator>
    <meta:creation-date>2025-02-19T21:32:00Z</meta:creation-date>
    <dc:date>2025-02-20T17:56:00Z</dc:date>
    <meta:print-date>2025-02-19T21:43:00Z</meta:print-date>
    <meta:template xlink:href="Normal" xlink:type="simple"/>
    <meta:editing-cycles>6</meta:editing-cycles>
    <meta:editing-duration>PT162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9" meta:word-count="690" meta:character-count="4615" meta:row-count="32" meta:non-whitespace-character-count="3934"/>
  </office:meta>
</office:document-meta>
</file>